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6f5" officeooo:paragraph-rsid="0010c6f5"/>
    </style:style>
    <style:style style:name="P2" style:family="paragraph" style:parent-style-name="Standard">
      <style:text-properties officeooo:rsid="0010c968" officeooo:paragraph-rsid="0010c968"/>
    </style:style>
    <style:style style:name="P3" style:family="paragraph" style:parent-style-name="Standard">
      <style:text-properties officeooo:rsid="00120783" officeooo:paragraph-rsid="00120783"/>
    </style:style>
    <style:style style:name="P4" style:family="paragraph" style:parent-style-name="Standard">
      <style:text-properties officeooo:rsid="00120783" officeooo:paragraph-rsid="00120783"/>
    </style:style>
    <style:style style:name="P5" style:family="paragraph" style:parent-style-name="Standard">
      <style:text-properties officeooo:rsid="0013169e" officeooo:paragraph-rsid="0013169e"/>
    </style:style>
    <style:style style:name="P6" style:family="paragraph" style:parent-style-name="Standard">
      <style:text-properties officeooo:rsid="0014254e" officeooo:paragraph-rsid="0014254e"/>
    </style:style>
    <style:style style:name="T1" style:family="text">
      <style:text-properties officeooo:rsid="0010c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d Shoes 1927</text:p>
      <text:p text:style-name="P1">pas de site</text:p>
      <text:p text:style-name="P1">Chausse pieds</text:p>
      <text:p text:style-name="P1">+ grand site de E-commerce</text:p>
      <text:p text:style-name="P1"/>
      <text:p text:style-name="P1">Augmenter les ventes internationales</text:p>
      <text:p text:style-name="P1">Aller vite</text:p>
      <text:p text:style-name="P1"/>
      <text:p text:style-name="P1">Site vitrine <text:span text:style-name="T1">haut de gamme</text:span></text:p>
      <text:p text:style-name="P2">Marron cuir</text:p>
      <text:p text:style-name="P2"/>
      <text:p text:style-name="P2"/>
      <text:p text:style-name="P2">Responsive design</text:p>
      <text:p text:style-name="P2"/>
      <text:p text:style-name="P3">S interesser au metier</text:p>
      <text:p text:style-name="P3">Tire botte</text:p>
      <text:p text:style-name="P3">Qui sommes nous</text:p>
      <text:p text:style-name="P3"/>
      <text:p text:style-name="P3">Menu plan du site → </text:p>
      <text:p text:style-name="P3"/>
      <text:p text:style-name="P3">Chausse pied personnalise</text:p>
      <text:p text:style-name="P3">Su mesure</text:p>
      <text:p text:style-name="P3">autre type de materiaux</text:p>
      <text:p text:style-name="P3"/>
      <text:p text:style-name="P3"/>
      <text:p text:style-name="P3"/>
      <text:p text:style-name="P5">Charte graphique</text:p>
      <text:p text:style-name="P5">Barre de nav haut centre fond uni selon compétence avec fond transpa qui glisse vers fond uni</text:p>
      <text:p text:style-name="P5">TOUJOURS visible en permanence haut</text:p>
      <text:p text:style-name="P5">Logo à gauche de la nav</text:p>
      <text:p text:style-name="P5">Bg = HD 1920X1080</text:p>
      <text:p text:style-name="P5"/>
      <text:p text:style-name="P5">Texte/slogan/titre centré gche droite mrg auto et 500px haut, police perso taille +4</text:p>
      <text:p text:style-name="P5"/>
      <text:p text:style-name="P6">Qui sommes nous/presentation ste/ Artisanant depuis 1927 origine Orleans</text:p>
      <text:p text:style-name="P6">Nos produits Artisanant fait main etc</text:p>
      <text:p text:style-name="P6">Chausse pieds </text:p>
      <text:p text:style-name="P6">+ Tire-bottes</text:p>
      <text:p text:style-name="P6">Personnalisés</text:p>
      <text:p text:style-name="P6">Contactez-nous / trouvez-nous</text:p>
      <text:p text:style-name="P6"/>
      <text:p text:style-name="P5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4:19:16.542205050</meta:creation-date>
    <dc:date>2016-09-05T15:36:56.948468901</dc:date>
    <meta:editing-duration>PT28M3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28" meta:word-count="121" meta:character-count="735" meta:non-whitespace-character-count="640"/>
  </office:meta>
</office:document-meta>
</file>